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list-style-name="L4">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6">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8">
      <style:paragraph-properties>
        <style:tab-stops/>
      </style:paragraph-properties>
      <style:text-properties style:text-underline-style="none" fo:font-weight="normal" style:font-weight-asian="normal" style:font-weight-complex="normal"/>
    </style:style>
    <style:style style:name="P13" style:family="paragraph" style:parent-style-name="Standard" style:list-style-name="L9">
      <style:text-properties style:text-underline-style="none" fo:font-weight="normal" style:font-weight-asian="normal" style:font-weight-complex="normal"/>
    </style:style>
    <style:style style:name="P14" style:family="paragraph" style:parent-style-name="Standard" style:list-style-name="L10">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3">
      <style:text-properties style:text-underline-style="none" fo:font-weight="normal" style:font-weight-asian="normal" style:font-weight-complex="normal"/>
    </style:style>
    <style:style style:name="P18" style:family="paragraph" style:parent-style-name="Standard" style:list-style-name="L7">
      <style:text-properties style:text-underline-style="none" fo:font-weight="bold" style:font-weight-asian="bold" style:font-weight-complex="bold"/>
    </style:style>
    <style:style style:name="P19"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20"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11">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2"/>
    <style:style style:name="P23" style:family="paragraph" style:parent-style-name="Standard" style:list-style-name="L8"/>
    <style:style style:name="P24" style:family="paragraph" style:parent-style-name="Standard" style:list-style-name="L8">
      <style:paragraph-properties>
        <style:tab-stops/>
      </style:paragraph-properties>
    </style:style>
    <style:style style:name="P25" style:family="paragraph" style:parent-style-name="Standard" style:list-style-name="L13"/>
    <style:style style:name="P26"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2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566902210910287430" text:style-name="L1">
        <text:list-item>
          <text:p text:style-name="P4">TODO OVERALL</text:p>
        </text:list-item>
        <text:list-item>
          <text:p text:style-name="P4">TODO PG1</text:p>
        </text:list-item>
        <text:list-item>
          <text:p text:style-name="P4">TODO PG2</text:p>
        </text:list-item>
        <text:list-item>
          <text:p text:style-name="P4">TODO PG3</text:p>
        </text:list-item>
        <text:list-item>
          <text:p text:style-name="P4">TODO PG4</text:p>
        </text:list-item>
        <text:list-item>
          <text:p text:style-name="P4">TODO Cards</text:p>
        </text:list-item>
        <text:list-item>
          <text:p text:style-name="P4">TODO Carousel</text:p>
        </text:list-item>
        <text:list-item>
          <text:p text:style-name="P4">TODO Admin Area</text:p>
        </text:list-item>
        <text:list-item>
          <text:p text:style-name="P4">TODO Backend</text:p>
        </text:list-item>
        <text:list-item>
          <text:p text:style-name="P4">TODO Host</text:p>
        </text:list-item>
        <text:list-item>
          <text:p text:style-name="P4">TODO Data for cards</text:p>
        </text:list-item>
        <text:list-item>
          <text:p text:style-name="P4">TODO Color CV infomatic like the guy who did the website where you run about</text:p>
        </text:list-item>
        <text:list-item>
          <text:p text:style-name="P4">TODO Size friendly</text:p>
        </text:list-item>
        <text:list-item>
          <text:p text:style-name="P4">TODO Mobile friendly</text:p>
        </text:list-item>
        <text:list-item>
          <text:p text:style-name="P4">TODO Polish Checks</text:p>
        </text:list-item>
        <text:list-item>
          <text:p text:style-name="P4">Links</text:p>
          <text:p text:style-name="P19"/>
        </text:list-item>
        <text:list-item>
          <text:p text:style-name="P19">Design sections</text:p>
        </text:list-item>
      </text:list>
      <text:p text:style-name="P1"/>
      <text:p text:style-name="P1"/>
      <text:p text:style-name="P1">TODO OVERALL</text:p>
      <text:list xml:id="list3434604123539181113" text:style-name="L2">
        <text:list-item>
          <text:p text:style-name="P5">remove scrolls</text:p>
        </text:list-item>
        <text:list-item>
          <text:p text:style-name="P5">global vars utils</text:p>
        </text:list-item>
        <text:list-item>
          <text:p text:style-name="P5">utils const for marbles</text:p>
        </text:list-item>
        <text:list-item>
          <text:p text:style-name="P5">work out what the corner link do – oauth to admin area where can alter carasoull </text:p>
        </text:list-item>
        <text:list-item>
          <text:p text:style-name="P5">need give balls momentum so keep going few steps like phone drag scroll</text:p>
        </text:list-item>
        <text:list-item>
          <text:p text:style-name="P5">interspace little bits of text about me, maybe humorous</text:p>
        </text:list-item>
        <text:list-item>
          <text:p text:style-name="P22"><text:span text:style-name="T1">marble look fish ball blur but also <text:s/>- </text:span><text:a xlink:type="simple" xlink:href="https://www.youtube.com/watch?v=XD3YWNdoi64&amp;list=PLA7NIPQptVFeD5_nPhNrdRufxfe-bo47Q&amp;index=3&amp;t=120s" text:style-name="Internet_20_link" text:visited-style-name="Visited_20_Internet_20_Link">https://www.youtube.com/watch?v=XD3YWNdoi64&amp;list=PLA7NIPQptVFeD5_nPhNrdRufxfe-bo47Q&amp;index=3&amp;t=120s</text:a> </text:p>
        </text:list-item>
      </text:list>
      <text:p text:style-name="P1"/>
      <text:p text:style-name="P1">TODO PG1</text:p>
      <text:p text:style-name="P1"/>
      <text:list xml:id="list1831819369577481046" text:style-name="L3">
        <text:list-item>
          <text:p text:style-name="P6">controlling writing size and ball rolling in right place and always leave the page properly – think its issue is it being part of the pg1 div maybe do it as part of the body</text:p>
        </text:list-item>
        <text:list-item>
          <text:p text:style-name="P6">the corner now not holding things right maybe to do with how ive altered anchor, or something else could look at the git </text:p>
        </text:list-item>
      </text:list>
      <text:p text:style-name="Standard"/>
      <text:p text:style-name="P1">TODO PG2</text:p>
      <text:list xml:id="list2467587225234281013" text:style-name="L4">
        <text:list-item>
          <text:p text:style-name="P7">use pg4 calculation so ball and card in right place</text:p>
        </text:list-item>
        <text:list-item>
          <text:p text:style-name="P7">animate down the slope to the third marble position</text:p>
        </text:list-item>
      </text:list>
      <text:p text:style-name="P1"/>
      <text:p text:style-name="P1"/>
      <text:p text:style-name="P1">Marble Case</text:p>
      <text:list xml:id="list5723281868659784205" text:style-name="L5">
        <text:list-item>
          <text:p text:style-name="P8">Marbles touching</text:p>
        </text:list-item>
        <text:list-item>
          <text:p text:style-name="P8"><text:s text:c="6"/>Marbles columns alternatively half marble height up</text:p>
        </text:list-item>
        <text:list-item>
          <text:p text:style-name="P8"><text:tab/>No gaps between marbles</text:p>
        </text:list-item>
        <text:list-item>
          <text:p text:style-name="P8"><text:s text:c="5"/>Think i need to set the break points</text:p>
        </text:list-item>
        <text:list-item>
          <text:p text:style-name="P8">I could use fluid containter with invisible balls attached to bottom second “column”</text:p>
        </text:list-item>
        <text:list-item>
          <text:p text:style-name="P8">and inline block so they go around it</text:p>
        </text:list-item>
        <text:list-item>
          <text:p text:style-name="P8"><text:soft-page-break/>Or i could use columns with alternate alignment top and bottom that are </text:p>
        </text:list-item>
        <text:list-item>
          <text:p text:style-name="P8">The height of the the balls within plus half a ball</text:p>
          <text:p text:style-name="P8"/>
        </text:list-item>
        <text:list-item>
          <text:p text:style-name="P8">Alternatively find the ball with position that would make it bottom of the container and one marble in and give it a bottom margin of half a ball. Or put an object there that doesn't move</text:p>
          <text:p text:style-name="P8"/>
        </text:list-item>
        <text:list-item>
          <text:p text:style-name="P8">No overflow for the balls that wont fit in the container </text:p>
          <text:p text:style-name="P8"/>
        </text:list-item>
        <text:list-item>
          <text:p text:style-name="P8">Or if i put i put a col row on its side ?? </text:p>
        </text:list-item>
      </text:list>
      <text:p text:style-name="P3"/>
      <text:p text:style-name="P1"/>
      <text:p text:style-name="P1">TODO PG3</text:p>
      <text:list xml:id="list3047719917173704615" text:style-name="RTF_5f_Num_20_2">
        <text:list-item>
          <text:p text:style-name="P26">as magnifier turns it magnifies right card then middles then left left middle right</text:p>
        </text:list-item>
        <text:list-item>
          <text:p text:style-name="P26">use pg4 loop and equation for line placement in the transistion to next page place all marbles along the line right to left and give the animated marbles the positions behind.</text:p>
        </text:list-item>
        <text:list-item>
          <text:p text:style-name="P26">why if go to pg 3 above it marble 3 is above the page (before anything trigger)</text:p>
        </text:list-item>
        <text:list-item>
          <text:p text:style-name="P26">make marble 3 invisible as being replaced by my marble anyway</text:p>
        </text:list-item>
        <text:list-item>
          <text:p text:style-name="P26">for both the glass first page and marble pg2 and marbles pg 3 need to be able to animate to another objects position</text:p>
        </text:list-item>
        <text:list-item>
          <text:p text:style-name="P26">is it possible to make handle better synced with marbles so always points at front one</text:p>
        </text:list-item>
        <text:list-item>
          <text:p text:style-name="P26">the shape can go over the corner so needs some set padding – which will inturn affect the shape so gonna need to be carefully done</text:p>
        </text:list-item>
        <text:list-item>
          <text:p text:style-name="P26">make container not exceed space but shrink contents, maybe not fluid container but flex items bootstrap</text:p>
        </text:list-item>
        <text:list-item>
          <text:p text:style-name="P27">the magnifier no longer responding well to stretch</text:p>
        </text:list-item>
      </text:list>
      <text:p text:style-name="P1"/>
      <text:p text:style-name="P1">TODO PG4</text:p>
      <text:list xml:id="list5164040013005931686" text:style-name="L6">
        <text:list-item>
          <text:p text:style-name="P9">line need to be thin and pixels smaller somehow</text:p>
        </text:list-item>
        <text:list-item>
          <text:p text:style-name="P20"><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
      <text:p text:style-name="P2"/>
      <text:p text:style-name="P1">TODO Cards</text:p>
      <text:list xml:id="list3336076294958748509" text:style-name="L7">
        <text:list-item>
          <text:p text:style-name="P10">my special CV card the first card should also put in github CV location a color infomatic, open in second tab so website not lost</text:p>
        </text:list-item>
        <text:list-item>
          <text:p text:style-name="P18"><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0">Design need to be clickable so no hover swipe effects by moving over it just buttons</text:p>
        </text:list-item>
        <text:list-item>
          <text:p text:style-name="P10">need two arrow buttons and a close button</text:p>
        </text:list-item>
        <text:list-item>
          <text:p text:style-name="P10">middle purple one alter to get paper texture</text:p>
        </text:list-item>
        <text:list-item>
          <text:p text:style-name="P10">give elements of every page decorative symbols grey outline around lists and pink yellow sheen and sheen from drawer</text:p>
        </text:list-item>
        <text:list-item>
          <text:p text:style-name="P10">3d art on back</text:p>
        </text:list-item>
        <text:list-item>
          <text:p text:style-name="P10">top right corner hidden by line on pg4 so 4 corners need gaps</text:p>
        </text:list-item>
        <text:list-item>
          <text:p text:style-name="P18"><text:a xlink:type="simple" xlink:href="https://www.w3schools.com/css/css3_backgrounds.asp" text:style-name="Internet_20_link" text:visited-style-name="Visited_20_Internet_20_Link">https://www.w3schools.com/css/css3_backgrounds.asp</text:a> <text:s/>- paper look</text:p>
        </text:list-item>
      </text:list>
      <text:p text:style-name="P1"/>
      <text:p text:style-name="P1">TODO Carousel</text:p>
      <text:list xml:id="list4111331205606463692" text:style-name="L8">
        <text:list-item>
          <text:p text:style-name="P11">change cardhyperlink image where its a carousel button to a different name</text:p>
        </text:list-item>
        <text:list-item>
          <text:p text:style-name="P11">maybe remove the buttons when goes wrong doesnt place cards has to think for long time</text:p>
        </text:list-item>
        <text:list-item>
          <text:p text:style-name="P11">clicking the broken image alt makes card go to left</text:p>
        </text:list-item>
        <text:list-item>
          <text:p text:style-name="P11">using display hidden which is bad but visibility didnt apply to i think the showcase elements (not sure at what level but is a overflow visibility important)</text:p>
        </text:list-item>
        <text:list-item>
          <text:p text:style-name="P11">arrows are moving the screen hopefully will be fixed with no scrol</text:p>
        </text:list-item>
        <text:list-item>
          <text:p text:style-name="P11">clicking the cards or starting caracell when previously was hidden can cause cards to be <text:soft-page-break/>placed down left but okay if generate when toggle it on</text:p>
        </text:list-item>
        <text:list-item>
          <text:p text:style-name="P11">generating the cards only bit we need to do generate applies to whole thing</text:p>
        </text:list-item>
        <text:list-item>
          <text:p text:style-name="P11">leave button a box of cards?</text:p>
        </text:list-item>
        <text:list-item>
          <text:p text:style-name="P11"><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11">im not sure i need slots as wont be replacing the html but will be replacing the values in it</text:p>
        </text:list-item>
        <text:list-item>
          <text:p text:style-name="P11">will i need to template the card, and the list elements and build cards from three templates</text:p>
        </text:list-item>
        <text:list-item>
          <text:p text:style-name="P23"><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23"><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1">can ejs do what moustache does in js file – unsure can use both</text:p>
        </text:list-item>
        <text:list-item>
          <text:p text:style-name="P23"><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23"><text:a xlink:type="simple" xlink:href="https://www.w3schools.com/tags/tag_template.asp" text:style-name="Internet_20_link" text:visited-style-name="Visited_20_Internet_20_Link"><text:span text:style-name="T3">https://www.w3schools.com/tags/tag_template.asp</text:span></text:a><text:span text:style-name="T3"> </text:span></text:p>
        </text:list-item>
        <text:list-item>
          <text:p text:style-name="P12">find out how to order a selected set of cards by the value in the array element they have been selected for</text:p>
        </text:list-item>
        <text:list-item>
          <text:p text:style-name="P24"><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
      <text:p text:style-name="P1"/>
      <text:p text:style-name="P1">TODO Admin Area</text:p>
      <text:list xml:id="list8243055737079439165" text:style-name="L9">
        <text:list-item>
          <text:p text:style-name="P13">Admin carousell enable to alter and input cards info </text:p>
        </text:list-item>
      </text:list>
      <text:p text:style-name="P1"/>
      <text:p text:style-name="P1">TODO Backend</text:p>
      <text:p text:style-name="P1"/>
      <text:p text:style-name="P1">TODO Host</text:p>
      <text:list xml:id="list3933044430814018256" text:style-name="L10">
        <text:list-item>
          <text:p text:style-name="P14">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8945264354683804909" text:style-name="L11">
        <text:list-item>
          <text:p text:style-name="P21"><text:a xlink:type="simple" xlink:href="https://startbootstrap.com/guides/how-to-create-a-website-with-github-pages/" text:style-name="Internet_20_link" text:visited-style-name="Visited_20_Internet_20_Link">https://startbootstrap.com/guides/how-to-create-a-website-with-github-pages/</text:a> </text:p>
        </text:list-item>
        <text:list-item>
          <text:p text:style-name="P15">Or make a pdf, something thats just an image</text:p>
        </text:list-item>
        <text:list-item>
          <text:p text:style-name="P15">Downloadable nice colour resume and more traditional—rleonardi.com</text:p>
        </text:list-item>
      </text:list>
      <text:p text:style-name="P3"/>
      <text:p text:style-name="P3"/>
      <text:p text:style-name="P1">TODO Size friendly</text:p>
      <text:p text:style-name="P1"/>
      <text:p text:style-name="P1">TODO Mobile friendly</text:p>
      <text:p text:style-name="P1"/>
      <text:p text:style-name="P1">TODO Polish Checks</text:p>
      <text:list xml:id="list3038429219610164116" text:style-name="L12">
        <text:list-item>
          <text:p text:style-name="P16">check using only 2-3 fonts</text:p>
        </text:list-item>
        <text:list-item>
          <text:p text:style-name="P16">refactor css using style guide</text:p>
        </text:list-item>
        <text:list-item>
          <text:p text:style-name="P16">refacter using linters</text:p>
        </text:list-item>
        <text:list-item>
          <text:p text:style-name="P16">standardize naming</text:p>
        </text:list-item>
        <text:list-item>
          <text:p text:style-name="P16">write website documentation</text:p>
        </text:list-item>
        <text:list-item>
          <text:p text:style-name="P16">affordance shakes on interactable objects</text:p>
        </text:list-item>
        <text:list-item>
          <text:p text:style-name="P16">indication number of pages</text:p>
        </text:list-item>
        <text:list-item>
          <text:p text:style-name="P16">lets insted of vars</text:p>
        </text:list-item>
        <text:list-item>
          <text:p text:style-name="P16"><text:soft-page-break/>backend remembers progress so when refresh website not messed up – would also have allowed just to get and rerender site per change though this may have been wasteful</text:p>
        </text:list-item>
        <text:list-item>
          <text:p text:style-name="P16">make z-index's sensible</text:p>
          <text:p text:style-name="P16"/>
        </text:list-item>
      </text:list>
      <text:p text:style-name="P3"/>
      <text:p text:style-name="P1"/>
      <text:p text:style-name="P1"/>
      <text:p text:style-name="P1"/>
      <text:p text:style-name="P1">Reflection</text:p>
      <text:list xml:id="list4415418497513176548" text:style-name="L13">
        <text:list-item>
          <text:p text:style-name="P25"><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7">read up on technologies ive used and reflect on things could have implement eg ejs vs moustache, better use mongoose – read documentation take notes</text:p>
          <text:p text:style-name="P17"/>
        </text:list-item>
      </text:list>
      <text:p text:style-name="P1">Links</text:p>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oft-page-break/><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8M47S</meta:editing-duration>
    <meta:editing-cycles>33</meta:editing-cycles>
    <meta:generator>OpenOffice/4.1.5$Win32 OpenOffice.org_project/415m1$Build-9789</meta:generator>
    <dc:date>2019-08-06T15:40:26.53</dc:date>
    <dc:creator>Phil Tate</dc:creator>
    <meta:document-statistic meta:table-count="0" meta:image-count="0" meta:object-count="0" meta:page-count="5" meta:paragraph-count="159" meta:word-count="1213" meta:character-count="8674"/>
    <meta:user-defined meta:name="Info 1"/>
    <meta:user-defined meta:name="Info 2"/>
    <meta:user-defined meta:name="Info 3"/>
    <meta:user-defined meta:name="Info 4"/>
  </office:meta>
</office:document-meta>
</file>